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background-color="#ff0000"/>
    </style:style>
    <style:style style:name="P4" style:family="paragraph" style:parent-style-name="Standard">
      <style:paragraph-properties fo:text-align="start" style:justify-single-word="false" fo:break-before="page"/>
    </style:style>
    <style:style style:name="P5" style:family="paragraph" style:parent-style-name="Standard">
      <style:paragraph-properties fo:text-align="start" style:justify-single-word="false" fo:break-before="column"/>
    </style:style>
    <style:style style:name="T1" style:family="text">
      <style:text-properties fo:background-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SE420</text:p>
      <text:p text:style-name="Standard">Samuel Marrujo</text:p>
      <text:p text:style-name="Standard">Professor Yu</text:p>
      <text:p text:style-name="Standard">Lab 12</text:p>
      <text:p text:style-name="Standard"/>
      <text:p text:style-name="P1">Clip</text:p>
      <text:p text:style-name="P2"><text:tab/>In this part of the lab, it was a modification of the original clip.cpp program. After some modifications to the program, and adding in the functions asked for, the result was the following reproduction of the figure. The removal of the glTranslatef() function ended up producing no image at all. This is because of the way the order of the process of Translatef() -&gt; Rotatef() functions are used. Because of this change to the functions and the addition of the figure, I believe I was able to accomplish this task successfully, since there were no errors and the display window was changed. Here are my results for this program:</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4">//cube.cpp</text:p>
      <text:p text:style-name="P2">#include &lt;GL/gl.h&gt;</text:p>
      <text:p text:style-name="P2">#include &lt;GL/glu.h&gt;</text:p>
      <text:p text:style-name="P2">#include &lt;GL/glut.h&gt;</text:p>
      <text:p text:style-name="P2"/>
      <text:p text:style-name="P2">void init(void) </text:p>
      <text:p text:style-name="P2">{</text:p>
      <text:p text:style-name="P2"><text:s text:c="3"/>glClearColor (0.0, 0.0, 0.0, 0.0);</text:p>
      <text:p text:style-name="P2"><text:s text:c="3"/>glShadeModel (GL_FLAT);</text:p>
      <text:p text:style-name="P2">}</text:p>
      <text:p text:style-name="P2"/>
      <text:p text:style-name="P2">void display(void)</text:p>
      <text:p text:style-name="P2">{</text:p>
      <text:p text:style-name="P2"><text:s text:c="3"/>glClear (GL_COLOR_BUFFER_BIT);</text:p>
      <text:p text:style-name="P2"><text:s text:c="3"/>glColor3f (1.0, 1.0, 1.0);</text:p>
      <text:p text:style-name="P2"><text:s text:c="3"/>glLoadIdentity (); <text:s text:c="12"/>/* clear the matrix */</text:p>
      <text:p text:style-name="P2"><text:s text:c="11"/>/* viewing transformation <text:s/>*/</text:p>
      <text:p text:style-name="P2"><text:s text:c="2"/><text:span text:style-name="T1"><text:s/>gluLookAt (0.0, 0.0, 5.0, 0.0, 0.0, 0.0, 0.0, 1.0, 0.0); //switched it back</text:span></text:p>
      <text:p text:style-name="P3"><text:s text:c="3"/>glScalef (1.0, 1.5, 1.0); <text:s text:c="5"/>/* modeling transformation */ </text:p>
      <text:p text:style-name="P2"><text:s text:c="3"/>glutWireCube (1.0);</text:p>
      <text:p text:style-name="P2"><text:s text:c="3"/>glFlush ();</text:p>
      <text:p text:style-name="P2">}</text:p>
      <text:p text:style-name="P2"/>
      <text:p text:style-name="P2">void reshape (int w, int h)</text:p>
      <text:p text:style-name="P2">{</text:p>
      <text:p text:style-name="P2"><text:s text:c="3"/>glViewport (0, 0, (GLsizei) w, (GLsizei) h); </text:p>
      <text:p text:style-name="P2"><text:s text:c="3"/>glMatrixMode (GL_PROJECTION);</text:p>
      <text:p text:style-name="P2"><text:s text:c="3"/>glLoadIdentity ();</text:p>
      <text:p text:style-name="P2"><text:s text:c="3"/>glFrustum (-1.0, 1.0, -1.0, 1.0, 1.5, 20.0);</text:p>
      <text:p text:style-name="P2"><text:s text:c="3"/>glMatrixMode (GL_MODELVIEW);</text:p>
      <text:p text:style-name="P2">}</text:p>
      <text:p text:style-name="P2"/>
      <text:p text:style-name="P2">int main(int argc, char** argv)</text:p>
      <text:p text:style-name="P2">{</text:p>
      <text:p text:style-name="P2"><text:s text:c="3"/>glutInit(&amp;argc, argv);</text:p>
      <text:p text:style-name="P2"><text:s text:c="3"/>glutInitDisplayMode (GLUT_SINGLE | GLUT_RGB);</text:p>
      <text:p text:style-name="P2"><text:s text:c="3"/>glutInitWindowSize (500, 500); </text:p>
      <text:p text:style-name="P2"><text:s text:c="3"/>glutInitWindowPosition (100, 100);</text:p>
      <text:p text:style-name="P2"><text:s text:c="3"/>glutCreateWindow (argv[0]);</text:p>
      <text:p text:style-name="P2"><text:s text:c="3"/>init ();</text:p>
      <text:p text:style-name="P2"><text:s text:c="3"/>glutDisplayFunc(display); </text:p>
      <text:p text:style-name="P2"><text:s text:c="3"/>glutReshapeFunc(reshape);</text:p>
      <text:p text:style-name="P2"><text:s text:c="3"/>glutMainLoop();</text:p>
      <text:p text:style-name="P2"><text:s text:c="3"/>return 0;</text:p>
      <text:p text:style-name="P2">}</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003914325 </meta:initial-creator>
    <meta:creation-date>2013-09-23T17:57:42</meta:creation-date>
    <dc:date>2013-11-13T16:17:55</dc:date>
    <dc:creator>003914325 </dc:creator>
    <meta:editing-duration>PT4H48M50S</meta:editing-duration>
    <meta:editing-cycles>20</meta:editing-cycles>
    <meta:generator>LibreOffice/3.4$Unix LibreOffice_project/340m1$Build-502</meta:generator>
    <meta:document-statistic meta:table-count="0" meta:image-count="0" meta:object-count="0" meta:page-count="2" meta:paragraph-count="47" meta:word-count="237" meta:character-count="1689" meta:non-whitespace-character-count="1392"/>
  </office:meta>
</office:document-meta>
</file>